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play Cottages</text:p>
      <text:p text:style-name="Standard"/>
      <text:p text:style-name="Standard"><text:span text:style-name="T1">Primary Actor :</text:span> </text:p>
      <text:p text:style-name="Standard"><text:tab/>User(Employee)</text:p>
      <text:p text:style-name="Standard"/>
      <text:p text:style-name="P2">Stakeholders and Interests:</text:p>
      <text:p text:style-name="Standard"><text:tab/>Employee: Wants to see visual representation of all cottages. Wants the process to be clean and <text:tab/>simple.</text:p>
      <text:p text:style-name="Standard"><text:tab/>Owner: Wants it to be reliable and accurate, so double booking does not occur.</text:p>
      <text:p text:style-name="P2">Preconditions:</text:p>
      <text:p text:style-name="Standard"><text:tab/>User is identified and authorized. There are cottages in the system.</text:p>
      <text:p text:style-name="P2">Success Guarantee:</text:p>
      <text:p text:style-name="Standard"><text:tab/>Availability is shown in a visual manner.</text:p>
      <text:p text:style-name="P2">Main success scenario:</text:p>
      <text:list xml:id="list4931489015961968521" text:style-name="L1">
        <text:list-item>
          <text:list>
            <text:list-item>
              <text:list>
                <text:list-item>
                  <text:p text:style-name="P1">The user requests to see all cottages and availability.</text:p>
                </text:list-item>
                <text:list-item>
                  <text:p text:style-name="P1">The system retrieves the information required and presents to the user.</text:p>
                </text:list-item>
                <text:list-item>
                  <text:p text:style-name="P1">Available cottages are shown with a green color, occupied are red, other are shown as orange.</text:p>
                </text:list-item>
                <text:list-item>
                  <text:p text:style-name="P1">When cottages are hovered over information about it is shown.</text:p>
                </text:list-item>
              </text:list>
            </text:list-item>
          </text:list>
        </text:list-item>
      </text:list>
      <text:p text:style-name="P2">Alternate flow:</text:p>
      <text:p text:style-name="Standard"><text:tab/>1.a. The user requests to see only available cottages</text:p>
      <text:p text:style-name="Standard"><text:tab/>1.b. The user requests to see only occupied cottages</text:p>
      <text:p text:style-name="Standard"><text:tab/>1.c. The user requests to see only cottages under reconstruction</text:p>
      <text:p text:style-name="Standard"><text:tab/>1.d. The user requests to see unavailable cottages</text:p>
      <text:p text:style-name="Standard"/>
      <text:p text:style-name="P2">Exceptions:</text:p>
      <text:p text:style-name="Standard"><text:tab/>If at any time the system is unable to retrieve, record or provide details then the system </text:p>
      <text:p text:style-name="Standard"><text:tab/>informs the user of the problem, attempts to record the time and nature of the failure </text:p>
      <text:p text:style-name="Standard"><text:tab/>and the use case ends.<text:tab/></text:p>
      <text:p text:style-name="P2">Special Requirements:</text:p>
      <text:p text:style-name="Standard"><text:tab/>Loading times should never take more then 3 seconds.</text:p>
      <text:p text:style-name="P2">Technology</text:p>
      <text:p text:style-name="Standard"><text:tab/><text:span text:style-name="T2">none</text:span>.</text:p>
      <text:p text:style-name="P2">Frequency of Occurrence:</text:p>
      <text:p text:style-name="Standard"><text:tab/>Very often, continuous use.</text:p>
      <text:p text:style-name="P2">Open Issues:</text:p>
      <text:p text:style-name="Standard"><text:tab/><text:span text:style-name="T2">n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3T09:47:19.19</meta:creation-date>
    <meta:document-statistic meta:table-count="0" meta:image-count="0" meta:object-count="0" meta:page-count="1" meta:paragraph-count="32" meta:word-count="214" meta:character-count="1324"/>
    <dc:date>2014-10-23T10:29:23.77</dc:date>
    <meta:editing-duration>PT10M44S</meta:editing-duration>
    <meta:editing-cycles>1</meta:editing-cycles>
    <meta:generator>OpenOffice/4.1.1$Win32 OpenOffice.org_project/411m6$Build-9775</meta:generator>
  </office:meta>
</office:document-meta>
</file>